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001cm" loext:decorative="false"/>
      <style:paragraph-properties style:writing-mode="lr-tb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 style:parent-style-name="objectwithoutfill">
      <style:graphic-properties draw:marker-end="Linienspitzen_20_1" draw:marker-end-width="0.3cm" draw:fill="none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01cm" loext:decorative="false"/>
      <style:paragraph-properties style:writing-mode="lr-tb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05cm" loext:decorative="false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objectwithoutfill">
      <style:graphic-properties draw:marker-end="Linienspitzen_20_6" draw:marker-end-width="0.3cm" draw:fill="none" draw:textarea-vertical-align="middle" loext:decorative="false"/>
      <style:paragraph-properties style:writing-mode="lr-tb"/>
    </style:style>
    <style:style style:name="gr9" style:family="graphic" style:parent-style-name="objectwithoutfill">
      <style:graphic-properties draw:marker-end="Linienspitzen_20_7" draw:marker-end-width="0.3cm" draw:fill="none" draw:textarea-vertical-align="middle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89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objectwithoutfill">
      <style:graphic-properties draw:marker-end="Linienspitzen_20_8" draw:marker-end-width="0.3cm" draw:fill="none" draw:textarea-vertical-align="middle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1.64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1.758cm" loext:decorative="false"/>
      <style:paragraph-properties style:writing-mode="lr-tb"/>
    </style:style>
    <style:style style:name="gr15" style:family="graphic" style:parent-style-name="standard">
      <style:graphic-properties draw:fill-color="#ff4000" draw:textarea-horizontal-align="justify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objectwithoutfill">
      <style:graphic-properties draw:marker-end="Linienspitzen_20_10" draw:marker-end-width="0.3cm" draw:fill="none" draw:textarea-vertical-align="middle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7.448cm" loext:decorative="false"/>
      <style:paragraph-properties style:writing-mode="lr-tb"/>
    </style:style>
    <style:style style:name="gr18" style:family="graphic" style:parent-style-name="objectwithoutfill">
      <style:graphic-properties draw:marker-end="Linienspitzen_20_11" draw:marker-end-width="0.3cm" draw:fill="none" draw:textarea-vertical-align="middle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7.643cm" loext:decorative="false"/>
      <style:paragraph-properties style:writing-mode="lr-tb"/>
    </style:style>
    <style:style style:name="gr20" style:family="graphic" style:parent-style-name="objectwithoutfill">
      <style:graphic-properties draw:fill="solid" draw:fill-color="#729fcf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5cm" loext:decorative="false"/>
      <style:paragraph-properties style:writing-mode="lr-tb"/>
    </style:style>
    <style:style style:name="gr22" style:family="graphic" style:parent-style-name="objectwithoutfill">
      <style:graphic-properties draw:fill="solid" draw:fill-color="#ffff00" draw:opacity="100%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" style:family="graphic" style:parent-style-name="objectwithoutfill">
      <style:graphic-properties draw:fill="solid" draw:fill-color="#81d41a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613cm" loext:decorative="false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8" style:family="graphic" style:parent-style-name="objectwithoutfill">
      <style:graphic-properties draw:marker-end="Linienspitzen_20_12" draw:marker-end-width="0.3cm" draw:fill="none" draw:textarea-vertical-align="middle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147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037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9pt" style:font-size-complex="9pt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solid" draw:fill-color="#729fcf"/>
      <style:paragraph-properties fo:text-align="center" style:writing-mode="lr-tb"/>
      <style:text-properties fo:font-weight="normal" style:font-weight-asian="normal" style:font-weight-complex="normal"/>
    </style:style>
    <style:style style:name="P4" style:family="paragraph">
      <style:paragraph-properties fo:margin-left="3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3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7" style:family="paragraph">
      <style:paragraph-properties fo:margin-left="4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00"/>
      <style:paragraph-properties fo:text-align="center" style:writing-mode="lr-tb"/>
      <style:text-properties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-color="#81d41a"/>
      <style:paragraph-properties fo:text-align="center" style:writing-mode="lr-tb"/>
      <style:text-properties fo:font-weight="normal" style:font-weight-asian="normal" style:font-weight-complex="normal"/>
    </style:style>
    <style:style style:name="P11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12" style:family="paragraph">
      <loext:graphic-properties draw:fill-color="#ff4000"/>
      <style:paragraph-properties fo:text-align="center" style:writing-mode="lr-tb"/>
      <style:text-properties fo:font-weight="normal" style:font-weight-asian="normal" style:font-weight-complex="normal"/>
    </style:style>
    <style:style style:name="P13" style:family="paragraph">
      <style:paragraph-properties fo:margin-top="0cm" fo:margin-bottom="0cm" fo:text-align="center"/>
    </style:style>
    <style:style style:name="P14" style:family="paragraph">
      <loext:graphic-properties draw:fill="none"/>
      <style:paragraph-properties fo:margin-top="0cm" fo:margin-bottom="0cm" fo:text-align="center"/>
      <style:text-properties fo:font-size="6pt" style:font-size-asian="6pt" style:font-size-complex="6pt"/>
    </style:style>
    <style:style style:name="P15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6pt" style:font-size-asian="6pt" style:font-size-complex="6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weight="normal" style:font-weight-asian="normal" style:font-weight-complex="normal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solid" draw:fill-color="#729fcf"/>
      <style:paragraph-properties fo:text-align="center" style:writing-mode="lr-tb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solid" draw:fill-color="#ffff00" draw:opacity="100%"/>
      <style:paragraph-properties fo:text-align="center" style:writing-mode="lr-tb"/>
    </style:style>
    <style:style style:name="P24" style:family="paragraph">
      <loext:graphic-properties draw:fill="solid" draw:fill-color="#81d41a"/>
      <style:paragraph-properties fo:text-align="center" style:writing-mode="lr-tb"/>
    </style:style>
    <style:style style:name="P25" style:family="paragraph">
      <loext:graphic-properties draw:fill="none" draw:fill-color="#ffffff"/>
      <style:text-properties fo:font-size="20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7" style:family="paragraph">
      <loext:graphic-properties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28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size="14pt" style:text-underline-style="solid" style:text-underline-width="auto" style:text-underline-color="font-color" style:font-size-asian="9pt" style:font-size-complex="9pt"/>
    </style:style>
    <style:style style:name="T2" style:family="text">
      <style:text-properties fo:font-size="6pt" fo:font-weight="normal" style:font-size-asian="6pt" style:font-weight-asian="normal" style:font-size-complex="6pt" style:font-weight-complex="normal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Noto Sans CJK SC" style:font-size-asian="9pt" style:font-style-asian="italic" style:font-weight-asian="normal" style:font-name-complex="Noto Sans Devanagari" style:font-size-complex="9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501cm" svg:height="0.806cm" svg:x="1.494cm" svg:y="15.293cm">
          <draw:text-box>
            <text:p><text:span text:style-name="T1">App</text:span><text:span text:style-name="T1">rova</text:span><text:span text:style-name="T1">l of </text:span><text:span text:style-name="T1">pro</text:span><text:span text:style-name="T1">duct</text:span><text:span text:style-name="T1">ive </text:span><text:span text:style-name="T1">plan</text:span></text:p>
          </draw:text-box>
        </draw:frame>
        <draw:custom-shape draw:style-name="gr2" draw:text-style-name="P3" xml:id="id2" draw:id="id2" draw:layer="layout" svg:width="1.5cm" svg:height="1.5cm" svg:x="12.92cm" svg:y="16.602cm">
          <text:p text:style-name="P2"><text:span text:style-name="T2">Company</text:span></text:p>
          <text:p text:style-name="P2"><text:span text:style-name="T2"/></text:p>
          <text:p text:style-name="P2"><text:span text:style-name="T2">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6" draw:layer="layout" svg:x1="3.241cm" svg:y1="17.35cm" svg:x2="12.92cm" svg:y2="17.352cm" draw:start-shape="id1" draw:start-glue-point="7" draw:end-shape="id2" draw:end-glue-point="5" svg:d="M3241 17350h4840v2h4839" svg:viewBox="0 0 9680 3">
          <text:p text:style-name="P4"><text:span text:style-name="T3">P</text:span><text:span text:style-name="T3">l</text:span><text:span text:style-name="T3">a</text:span><text:span text:style-name="T3">n</text:span><text:span text:style-name="T3">n</text:span><text:span text:style-name="T3">e</text:span><text:span text:style-name="T3">d</text:span><text:span text:style-name="T3"> </text:span><text:span text:style-name="T3">P</text:span><text:span text:style-name="T3"> </text:span></text:p>
          <text:p text:style-name="P5"><text:span text:style-name="T3"/></text:p>
        </draw:connector>
        <draw:custom-shape draw:style-name="gr2" draw:text-style-name="P3" xml:id="id4" draw:id="id4" draw:layer="layout" svg:width="1.5cm" svg:height="1.5cm" svg:x="12.92cm" svg:y="18.352cm">
          <text:p text:style-name="P2"><text:span text:style-name="T2">Company</text:span></text:p>
          <text:p text:style-name="P2"><text:span text:style-name="T2"/></text:p>
          <text:p text:style-name="P2"><text:span text:style-name="T2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6" draw:layer="layout" svg:x1="3.241cm" svg:y1="19.1cm" svg:x2="12.92cm" svg:y2="19.102cm" draw:start-shape="id3" draw:start-glue-point="7" draw:end-shape="id4" draw:end-glue-point="5" svg:d="M3241 19100h4840v2h4839" svg:viewBox="0 0 9680 3">
          <text:p text:style-name="P4"><text:span text:style-name="T3">Planned <text:s/>R</text:span></text:p>
          <text:p text:style-name="P7"><text:span text:style-name="T3"/></text:p>
        </draw:connector>
        <draw:custom-shape draw:style-name="gr2" draw:text-style-name="P3" xml:id="id6" draw:id="id6" draw:layer="layout" svg:width="1.5cm" svg:height="1.5cm" svg:x="12.92cm" svg:y="20.102cm">
          <text:p text:style-name="P2"><text:span text:style-name="T2">Company</text:span></text:p>
          <text:p text:style-name="P2"><text:span text:style-name="T2"/></text:p>
          <text:p text:style-name="P2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6" draw:layer="layout" svg:x1="3.241cm" svg:y1="20.85cm" svg:x2="12.92cm" svg:y2="20.852cm" draw:start-shape="id5" draw:start-glue-point="7" draw:end-shape="id6" draw:end-glue-point="5" svg:d="M3241 20850h4840v2h4839" svg:viewBox="0 0 9680 3">
          <text:p text:style-name="P4"><text:span text:style-name="T3">Planned A </text:span></text:p>
          <text:p text:style-name="P5"><text:span text:style-name="T3"/></text:p>
        </draw:connector>
        <draw:frame draw:style-name="gr4" draw:text-style-name="P1" draw:layer="layout" svg:width="5.51cm" svg:height="0.806cm" svg:x="1.5cm" svg:y="23.25cm">
          <draw:text-box draw:corner-radius="4.5cm">
            <text:p><text:span text:style-name="T1">Approval of public plan</text:span></text:p>
          </draw:text-box>
        </draw:frame>
        <draw:custom-shape draw:style-name="gr5" draw:text-style-name="P8" xml:id="id7" draw:id="id7" draw:layer="layout" svg:width="1.5cm" svg:height="1.5cm" svg:x="1.741cm" svg:y="24.743cm">
          <text:p text:style-name="P2"><text:span text:style-name="T2">Social Account-ing</text:span></text:p>
          <text:p text:style-name="P2"><text:span text:style-name="T2"/></text:p>
          <text:p text:style-name="P2"><text:span text:style-name="T2">PS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8" draw:id="id8" draw:layer="layout" svg:width="1.5cm" svg:height="1.5cm" svg:x="12.92cm" svg:y="24.743cm">
          <text:p text:style-name="P2"><text:span text:style-name="T2">Company</text:span></text:p>
          <text:p text:style-name="P2"><text:span text:style-name="T2"/></text:p>
          <text:p text:style-name="P2"><text:span text:style-name="T2">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6" draw:layer="layout" svg:x1="3.241cm" svg:y1="25.493cm" svg:x2="12.92cm" svg:y2="25.493cm" draw:start-shape="id7" draw:start-glue-point="7" draw:end-shape="id8" draw:end-glue-point="5" svg:d="M3241 25493h9679" svg:viewBox="0 0 9680 1">
          <text:p text:style-name="P4"><text:span text:style-name="T3">Planned P</text:span></text:p>
          <text:p text:style-name="P7"><text:span text:style-name="T3"><text:s/></text:span></text:p>
        </draw:connector>
        <draw:custom-shape draw:style-name="gr5" draw:text-style-name="P8" xml:id="id9" draw:id="id9" draw:layer="layout" svg:width="1.5cm" svg:height="1.5cm" svg:x="1.741cm" svg:y="26.493cm">
          <text:p text:style-name="P2"><text:span text:style-name="T2">Social Account-ing</text:span></text:p>
          <text:p text:style-name="P2"><text:span text:style-name="T2"/></text:p>
          <text:p text:style-name="P2"><text:span text:style-name="T2">PS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0" draw:id="id10" draw:layer="layout" svg:width="1.5cm" svg:height="1.5cm" svg:x="12.92cm" svg:y="26.493cm">
          <text:p text:style-name="P2"><text:span text:style-name="T2">Company</text:span></text:p>
          <text:p text:style-name="P2"><text:span text:style-name="T2"/></text:p>
          <text:p text:style-name="P2"><text:span text:style-name="T2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6" draw:layer="layout" svg:x1="3.241cm" svg:y1="27.243cm" svg:x2="12.92cm" svg:y2="27.243cm" draw:start-shape="id9" draw:start-glue-point="7" draw:end-shape="id10" draw:end-glue-point="5" svg:d="M3241 27243h9679" svg:viewBox="0 0 9680 1">
          <text:p text:style-name="P4"><text:span text:style-name="T3">Planned R</text:span></text:p>
          <text:p text:style-name="P9"><text:span text:style-name="T3"/></text:p>
        </draw:connector>
        <draw:custom-shape draw:style-name="gr5" draw:text-style-name="P8" xml:id="id11" draw:id="id11" draw:layer="layout" svg:width="1.5cm" svg:height="1.5cm" svg:x="1.741cm" svg:y="28.243cm">
          <text:p text:style-name="P2"><text:span text:style-name="T2">Social Account-ing</text:span></text:p>
          <text:p text:style-name="P2"><text:span text:style-name="T2"/></text:p>
          <text:p text:style-name="P2"><text:span text:style-name="T2">PS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2" draw:id="id12" draw:layer="layout" svg:width="1.5cm" svg:height="1.5cm" svg:x="12.92cm" svg:y="28.243cm">
          <text:p text:style-name="P2"><text:span text:style-name="T2">Company</text:span></text:p>
          <text:p text:style-name="P2"><text:span text:style-name="T2"/></text:p>
          <text:p text:style-name="P2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6" draw:layer="layout" svg:x1="3.241cm" svg:y1="28.993cm" svg:x2="12.92cm" svg:y2="28.993cm" draw:start-shape="id11" draw:start-glue-point="7" draw:end-shape="id12" draw:end-glue-point="5" svg:d="M3241 28993h9679" svg:viewBox="0 0 9680 1">
          <text:p text:style-name="P4"><text:span text:style-name="T3">Planned A </text:span></text:p>
          <text:p text:style-name="P9"><text:span text:style-name="T3"/></text:p>
        </draw:connector>
        <draw:frame draw:style-name="gr6" draw:text-style-name="P1" draw:layer="layout" svg:width="6.805cm" svg:height="0.806cm" svg:x="1.46cm" svg:y="31.743cm">
          <draw:text-box draw:corner-radius="4.5cm">
            <text:p><text:span text:style-name="T1">Registration of hours worked</text:span></text:p>
          </draw:text-box>
        </draw:frame>
        <draw:custom-shape draw:style-name="gr2" draw:text-style-name="P3" xml:id="id13" draw:id="id13" draw:layer="layout" svg:width="1.5cm" svg:height="1.5cm" svg:x="1.741cm" svg:y="33.275cm">
          <text:p text:style-name="P2"><text:span text:style-name="T2">Company</text:span></text:p>
          <text:p text:style-name="P2"><text:span text:style-name="T2"/></text:p>
          <text:p text:style-name="P2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0" xml:id="id14" draw:id="id14" draw:layer="layout" svg:width="1.5cm" svg:height="1.5cm" svg:x="12.92cm" svg:y="33.275cm">
          <text:p text:style-name="P2"><text:span text:style-name="T2">Memb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xml:id="id16" draw:id="id16" draw:layer="layout" svg:width="1.5cm" svg:height="1.5cm" svg:x="12.92cm" svg:y="35.45cm">
          <text:p text:style-name="P2"><text:span text:style-name="T2">Social Account-ing</text:span></text:p>
          <text:p text:style-name="P2"><text:span text:style-name="T2"/></text:p>
          <text:p text:style-name="P2"><text:span text:style-name="T2">PS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3.241cm" svg:y1="34.025cm" svg:x2="12.92cm" svg:y2="34.025cm" draw:start-shape="id13" draw:start-glue-point="7" draw:end-shape="id14" draw:end-glue-point="5" svg:d="M3241 34025h9679" svg:viewBox="0 0 9680 1">
          <text:p text:style-name="P4"><text:span text:style-name="T3">Worked hours</text:span></text:p>
          <text:p text:style-name="P9"><text:span text:style-name="T3"/></text:p>
        </draw:connector>
        <draw:connector draw:style-name="gr9" draw:text-style-name="P6" draw:layer="layout" draw:type="line" svg:x1="3.23cm" svg:y1="36.15cm" svg:x2="12.92cm" svg:y2="36.2cm" draw:start-shape="id15" draw:start-glue-point="7" draw:end-shape="id16" draw:end-glue-point="5" svg:d="M3230 36150l9690 50" svg:viewBox="0 0 9691 51">
          <text:p text:style-name="P4"><text:span text:style-name="T3">Worked hours × (1 - FIC)</text:span></text:p>
          <text:p text:style-name="P7"><text:span text:style-name="T3"/></text:p>
        </draw:connector>
        <draw:frame draw:style-name="gr10" draw:text-style-name="P1" draw:layer="layout" svg:width="4.989cm" svg:height="0.806cm" svg:x="1.518cm" svg:y="38.998cm">
          <draw:text-box draw:corner-radius="4.5cm">
            <text:p><text:span text:style-name="T1">Private consumption</text:span></text:p>
          </draw:text-box>
        </draw:frame>
        <draw:custom-shape draw:style-name="gr7" draw:text-style-name="P10" xml:id="id17" draw:id="id17" draw:layer="layout" svg:width="1.5cm" svg:height="1.5cm" svg:x="1.741cm" svg:y="40.323cm">
          <text:p text:style-name="P2"><text:span text:style-name="T2">Memb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1" xml:id="id18" draw:id="id18" draw:layer="layout" svg:width="1.5cm" svg:height="1.5cm" svg:x="12.92cm" svg:y="40.323cm"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6" draw:layer="layout" svg:x1="3.241cm" svg:y1="41.073cm" svg:x2="12.92cm" svg:y2="41.073cm" draw:start-shape="id17" draw:start-glue-point="7" draw:end-shape="id18" draw:end-glue-point="5" svg:d="M3241 41073h9679" svg:viewBox="0 0 9680 1">
          <text:p text:style-name="P4"><text:span text:style-name="T3">Coop price</text:span></text:p>
          <text:p text:style-name="P7"><text:span text:style-name="T3"/></text:p>
        </draw:connector>
        <draw:frame draw:style-name="gr13" draw:text-style-name="P1" draw:layer="layout" svg:width="12.148cm" svg:height="0.806cm" svg:x="1.497cm" svg:y="55.993cm">
          <draw:text-box draw:corner-radius="4.5cm">
            <text:p><text:span text:style-name="T1">Productive consumption of fixed means of </text:span><text:span text:style-name="T1">production</text:span></text:p>
          </draw:text-box>
        </draw:frame>
        <draw:frame draw:style-name="gr14" draw:text-style-name="P1" draw:layer="layout" svg:width="12.258cm" svg:height="0.806cm" svg:x="1.486cm" svg:y="66.918cm">
          <draw:text-box draw:corner-radius="4.5cm">
            <text:p><text:span text:style-name="T1">Productive consumption of liquid means of </text:span><text:span text:style-name="T1">production</text:span></text:p>
          </draw:text-box>
        </draw:frame>
        <draw:custom-shape draw:style-name="gr15" draw:text-style-name="P12" xml:id="id20" draw:id="id20" draw:layer="layout" svg:width="1.5cm" svg:height="1.5cm" svg:x="12.92cm" svg:y="43.148cm">
          <text:p text:style-name="P2"><text:span text:style-name="T2">Coopera-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14" draw:layer="layout" draw:type="line" svg:x1="3.898cm" svg:y1="43.905cm" svg:x2="12.92cm" svg:y2="43.898cm" draw:start-shape="id19" draw:start-glue-point="7" draw:end-shape="id20" draw:end-glue-point="5" svg:d="M3898 43905l9022-7" svg:viewBox="0 0 9023 8">
          <text:p text:style-name="P4"><text:span text:style-name="T3">Coop price - individual price</text:span></text:p>
          <text:p text:style-name="P13"><text:span text:style-name="T3"/></text:p>
        </draw:connector>
        <draw:custom-shape draw:style-name="gr11" draw:text-style-name="P11" xml:id="id21" draw:id="id21" draw:layer="layout" svg:width="1.5cm" svg:height="1.5cm" svg:x="12.92cm" svg:y="57.305cm">
          <text:p text:style-name="P2"><text:span text:style-name="T2">(Selling)</text:span></text:p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6" draw:layer="layout" svg:x1="3.166cm" svg:y1="58.055cm" svg:x2="12.92cm" svg:y2="58.055cm" draw:end-shape="id21" draw:end-glue-point="5" svg:d="M3166 58055h9754" svg:viewBox="0 0 9755 1">
          <text:p text:style-name="P4"><text:span text:style-name="T3">Coop price</text:span></text:p>
          <text:p text:style-name="P5"><text:span text:style-name="T3"/></text:p>
        </draw:connector>
        <draw:custom-shape draw:style-name="gr2" draw:text-style-name="P3" draw:layer="layout" svg:width="1.5cm" svg:height="1.5cm" svg:x="1.741cm" svg:y="57.305cm">
          <text:p text:style-name="P2"><text:span text:style-name="T2">Company</text:span></text:p>
          <text:p text:style-name="P2"><text:span text:style-name="T2"/></text:p>
          <text:p text:style-name="P2"><text:span text:style-name="T2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19" draw:id="id19" draw:layer="layout" svg:width="1.5cm" svg:height="1.5cm" svg:x="2.398cm" svg:y="43.155cm"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7" draw:text-style-name="P15" draw:layer="layout" svg:width="7.948cm" svg:height="0.607cm" svg:x="2.313cm" svg:y="42.155cm">
          <draw:text-box>
            <text:p><text:span text:style-name="T4">If coop price &gt; individual price (=overproductive plan)</text:span></text:p>
          </draw:text-box>
        </draw:frame>
        <draw:custom-shape draw:style-name="gr15" draw:text-style-name="P12" xml:id="id22" draw:id="id22" draw:layer="layout" svg:width="1.5cm" svg:height="1.5cm" svg:x="2.398cm" svg:y="46.005cm">
          <text:p text:style-name="P2"><text:span text:style-name="T2">Coopera-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1" xml:id="id23" draw:id="id23" draw:layer="layout" svg:width="1.5cm" svg:height="1.5cm" svg:x="12.92cm" svg:y="46.005cm"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6" draw:layer="layout" svg:x1="3.898cm" svg:y1="46.755cm" svg:x2="12.92cm" svg:y2="46.755cm" draw:start-shape="id22" draw:start-glue-point="7" draw:end-shape="id23" draw:end-glue-point="5" svg:d="M3898 46755h9022" svg:viewBox="0 0 9023 1">
          <text:p text:style-name="P4"><text:span text:style-name="T3">Individual price - coop price</text:span></text:p>
          <text:p text:style-name="P7"><text:span text:style-name="T3"/></text:p>
        </draw:connector>
        <draw:frame draw:style-name="gr19" draw:text-style-name="P15" draw:layer="layout" svg:width="8.143cm" svg:height="0.607cm" svg:x="2.216cm" svg:y="45.005cm">
          <draw:text-box>
            <text:p><text:span text:style-name="T4">If coop price &lt; individual price (=underproductive plan)</text:span></text:p>
          </draw:text-box>
        </draw:frame>
        <draw:custom-shape draw:style-name="gr15" draw:text-style-name="P12" xml:id="id25" draw:id="id25" draw:layer="layout" svg:width="1.5cm" svg:height="1.5cm" svg:x="12.92cm" svg:y="60.343cm">
          <text:p text:style-name="P2"><text:span text:style-name="T2">Coopera-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18" draw:layer="layout" draw:type="line" svg:x1="3.898cm" svg:y1="61.1cm" svg:x2="12.92cm" svg:y2="61.093cm" draw:start-shape="id24" draw:start-glue-point="7" draw:end-shape="id25" draw:end-glue-point="5" svg:d="M3898 61100l9022-7" svg:viewBox="0 0 9023 8">
          <text:p text:style-name="P4"><text:span text:style-name="T3">Coop price - individual price</text:span></text:p>
          <text:p text:style-name="P17"><text:span text:style-name="T3"/></text:p>
        </draw:connector>
        <draw:custom-shape draw:style-name="gr11" draw:text-style-name="P11" xml:id="id24" draw:id="id24" draw:layer="layout" svg:width="1.5cm" svg:height="1.5cm" svg:x="2.398cm" svg:y="60.35cm">
          <text:p text:style-name="P19"><text:span text:style-name="T2">(Selling)</text:span></text:p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7" draw:text-style-name="P15" draw:layer="layout" svg:width="7.948cm" svg:height="0.607cm" svg:x="2.313cm" svg:y="59.15cm">
          <draw:text-box>
            <text:p text:style-name="P20"><text:span text:style-name="T5">If coop price &gt; </text:span><text:span text:style-name="T4">individual price (=overproductive plan)</text:span></text:p>
          </draw:text-box>
        </draw:frame>
        <draw:custom-shape draw:style-name="gr15" draw:text-style-name="P12" xml:id="id26" draw:id="id26" draw:layer="layout" svg:width="1.5cm" svg:height="1.5cm" svg:x="2.398cm" svg:y="63.4cm">
          <text:p text:style-name="P2"><text:span text:style-name="T2">Coopera-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1" xml:id="id27" draw:id="id27" draw:layer="layout" svg:width="1.5cm" svg:height="1.5cm" svg:x="12.92cm" svg:y="63.4cm">
          <text:p text:style-name="P19"><text:span text:style-name="T2">(Selling)</text:span></text:p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6" draw:layer="layout" svg:x1="3.898cm" svg:y1="64.15cm" svg:x2="12.92cm" svg:y2="64.15cm" draw:start-shape="id26" draw:start-glue-point="7" draw:end-shape="id27" draw:end-glue-point="5" svg:d="M3898 64150h9022" svg:viewBox="0 0 9023 1">
          <text:p text:style-name="P4"><text:span text:style-name="T3">Individual price - coop price</text:span></text:p>
          <text:p text:style-name="P17"><text:span text:style-name="T3"/></text:p>
        </draw:connector>
        <draw:frame draw:style-name="gr19" draw:text-style-name="P15" draw:layer="layout" svg:width="8.143cm" svg:height="0.607cm" svg:x="2.216cm" svg:y="62.4cm">
          <draw:text-box>
            <text:p text:style-name="P20"><text:span text:style-name="T5">If coop price &lt; </text:span><text:span text:style-name="T4">individual price (=underproductive plan)</text:span></text:p>
          </draw:text-box>
        </draw:frame>
        <draw:custom-shape draw:style-name="gr11" draw:text-style-name="P11" xml:id="id28" draw:id="id28" draw:layer="layout" svg:width="1.5cm" svg:height="1.5cm" svg:x="12.92cm" svg:y="68.45cm">
          <text:p text:style-name="P2"><text:span text:style-name="T2">(Selling)</text:span></text:p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6" draw:layer="layout" svg:x1="3.166cm" svg:y1="69.2cm" svg:x2="12.92cm" svg:y2="69.2cm" draw:end-shape="id28" draw:end-glue-point="5" svg:d="M3166 69200h9754" svg:viewBox="0 0 9755 1">
          <text:p text:style-name="P4"><text:span text:style-name="T3">Coop price</text:span></text:p>
          <text:p text:style-name="P9"><text:span text:style-name="T3"/></text:p>
        </draw:connector>
        <draw:custom-shape draw:style-name="gr2" draw:text-style-name="P3" draw:layer="layout" svg:width="1.5cm" svg:height="1.5cm" svg:x="1.741cm" svg:y="68.45cm">
          <text:p text:style-name="P2"><text:span text:style-name="T2">Company</text:span></text:p>
          <text:p text:style-name="P2"><text:span text:style-name="T2"/></text:p>
          <text:p text:style-name="P2"><text:span text:style-name="T2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7" draw:text-style-name="P15" draw:layer="layout" svg:width="7.948cm" svg:height="0.607cm" svg:x="2.313cm" svg:y="70.295cm">
          <draw:text-box>
            <text:p text:style-name="P20"><text:span text:style-name="T5">If coop price &gt; </text:span><text:span text:style-name="T4">individual price (=overproductive plan)</text:span></text:p>
          </draw:text-box>
        </draw:frame>
        <draw:custom-shape draw:style-name="gr11" draw:text-style-name="P11" xml:id="id1" draw:id="id1" draw:layer="layout" svg:width="1.5cm" svg:height="1.5cm" svg:x="1.741cm" svg:y="16.6cm"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3" draw:id="id3" draw:layer="layout" svg:width="1.5cm" svg:height="1.5cm" svg:x="1.741cm" svg:y="18.35cm"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5" draw:id="id5" draw:layer="layout" svg:width="1.5cm" svg:height="1.5cm" svg:x="1.741cm" svg:y="20.1cm"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xml:id="id15" draw:id="id15" draw:layer="layout" svg:width="1.5cm" svg:height="1.5cm" svg:x="1.73cm" svg:y="35.4cm">
          <text:p text:style-name="P2"><text:span text:style-name="T2">Memb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1" draw:layer="layout" svg:width="1.5cm" svg:height="1.5cm" svg:x="1.719cm" svg:y="3.275cm">
          <text:p text:style-name="P9"><text:span text:style-name="T2">Company</text:span></text:p>
          <text:p text:style-name="P9"><text:span text:style-name="T2"/></text:p>
          <text:p text:style-name="P9"><text:span text:style-name="T2">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1" draw:text-style-name="P22" draw:layer="layout" svg:width="4cm" svg:height="1.038cm" svg:x="1.488cm" svg:y="1.115cm">
          <draw:text-box>
            <text:p><text:span text:style-name="T6">Accounts</text:span></text:p>
          </draw:text-box>
        </draw:frame>
        <draw:custom-shape draw:style-name="gr2" draw:text-style-name="P3" draw:layer="layout" svg:width="1.5cm" svg:height="1.5cm" svg:x="4.269cm" svg:y="3.275cm">
          <text:p text:style-name="P2"><text:span text:style-name="T2">Company</text:span></text:p>
          <text:p text:style-name="P2"><text:span text:style-name="T2"/></text:p>
          <text:p text:style-name="P2"><text:span text:style-name="T2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5cm" svg:height="1.5cm" svg:x="6.904cm" svg:y="3.275cm">
          <text:p text:style-name="P2"><text:span text:style-name="T2">Company</text:span></text:p>
          <text:p text:style-name="P2"><text:span text:style-name="T2"/></text:p>
          <text:p text:style-name="P2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1" draw:layer="layout" svg:width="1.5cm" svg:height="1.5cm" svg:x="9.479cm" svg:y="3.275cm"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23" draw:layer="layout" svg:width="1.5cm" svg:height="1.5cm" svg:x="1.756cm" svg:y="5.65cm">
          <text:p text:style-name="P9"><text:span text:style-name="T2">Social Account-ing</text:span></text:p>
          <text:p text:style-name="P9"><text:span text:style-name="T2"/></text:p>
          <text:p text:style-name="P9"><text:span text:style-name="T2">PS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24" draw:layer="layout" svg:width="1.5cm" svg:height="1.5cm" svg:x="4.282cm" svg:y="5.65cm">
          <text:p text:style-name="P9"><text:span text:style-name="T2">Memb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4" draw:text-style-name="P25" draw:layer="layout" svg:width="4.113cm" svg:height="1.038cm" svg:x="1.513cm" svg:y="8.965cm">
          <draw:text-box>
            <text:p><text:span text:style-name="T7">Transfers</text:span></text:p>
          </draw:text-box>
        </draw:frame>
        <draw:custom-shape draw:style-name="gr15" draw:text-style-name="P12" draw:layer="layout" svg:width="1.5cm" svg:height="1.5cm" svg:x="6.934cm" svg:y="5.65cm">
          <text:p text:style-name="P2"><text:span text:style-name="T2">Coopera-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2" xml:id="id30" draw:id="id30" draw:layer="layout" svg:width="1.5cm" svg:height="1.5cm" svg:x="12.92cm" svg:y="71.488cm">
          <text:p text:style-name="P2"><text:span text:style-name="T2">Coopera-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18" draw:layer="layout" draw:type="line" svg:x1="3.898cm" svg:y1="72.245cm" svg:x2="12.92cm" svg:y2="72.238cm" draw:start-shape="id29" draw:start-glue-point="7" draw:end-shape="id30" draw:end-glue-point="5" svg:d="M3898 72245l9022-7" svg:viewBox="0 0 9023 8">
          <text:p text:style-name="P4"><text:span text:style-name="T3">Coop price - individual price</text:span></text:p>
          <text:p text:style-name="P17"><text:span text:style-name="T3"/></text:p>
        </draw:connector>
        <draw:custom-shape draw:style-name="gr25" draw:text-style-name="P26" xml:id="id29" draw:id="id29" draw:layer="layout" svg:width="1.5cm" svg:height="1.5cm" svg:x="2.398cm" svg:y="71.495cm">
          <text:p text:style-name="P19"><text:span text:style-name="T2">(Selling)</text:span></text:p>
          <text:p text:style-name="P19"><text:span text:style-name="T2">Company</text:span></text:p>
          <text:p text:style-name="P19"><text:span text:style-name="T2"/></text:p>
          <text:p text:style-name="P19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2" xml:id="id31" draw:id="id31" draw:layer="layout" svg:width="1.5cm" svg:height="1.5cm" svg:x="2.398cm" svg:y="74.545cm">
          <text:p text:style-name="P2"><text:span text:style-name="T2">Coopera-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26" xml:id="id32" draw:id="id32" draw:layer="layout" svg:width="1.5cm" svg:height="1.5cm" svg:x="12.92cm" svg:y="74.545cm">
          <text:p text:style-name="P19"><text:span text:style-name="T2">(Selling)</text:span></text:p>
          <text:p text:style-name="P19"><text:span text:style-name="T2">Company</text:span></text:p>
          <text:p text:style-name="P19"><text:span text:style-name="T2"/></text:p>
          <text:p text:style-name="P19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6" draw:layer="layout" svg:x1="3.898cm" svg:y1="75.295cm" svg:x2="12.92cm" svg:y2="75.295cm" draw:start-shape="id31" draw:start-glue-point="7" draw:end-shape="id32" draw:end-glue-point="5" svg:d="M3898 75295h9022" svg:viewBox="0 0 9023 1">
          <text:p text:style-name="P4"><text:span text:style-name="T3">Individual price - coop price</text:span></text:p>
          <text:p text:style-name="P17"><text:span text:style-name="T3"/></text:p>
        </draw:connector>
        <draw:frame draw:style-name="gr19" draw:text-style-name="P15" draw:layer="layout" svg:width="8.143cm" svg:height="0.607cm" svg:x="2.216cm" svg:y="73.545cm">
          <draw:text-box>
            <text:p text:style-name="P20"><text:span text:style-name="T5">If coop price &lt; </text:span><text:span text:style-name="T4">individual price (=underproductive plan)</text:span></text:p>
          </draw:text-box>
        </draw:frame>
        <draw:custom-shape draw:style-name="gr27" draw:text-style-name="P27" xml:id="id33" draw:id="id33" draw:layer="layout" svg:width="1.5cm" svg:height="1.5cm" svg:x="1.741cm" svg:y="12.362cm">
          <text:p text:style-name="P2"><text:span text:style-name="T2">Debit accou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7" xml:id="id34" draw:id="id34" draw:layer="layout" svg:width="1.5cm" svg:height="1.5cm" svg:x="12.92cm" svg:y="12.362cm">
          <text:p text:style-name="P2"><text:span text:style-name="T2">Credit accou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6" draw:layer="layout" svg:x1="3.241cm" svg:y1="13.112cm" svg:x2="12.92cm" svg:y2="13.112cm" draw:start-shape="id33" draw:start-glue-point="7" draw:end-shape="id34" draw:end-glue-point="5" svg:d="M3241 13112h9679" svg:viewBox="0 0 9680 1">
          <text:p text:style-name="P4"><text:span text:style-name="T3">Value</text:span></text:p>
          <text:p text:style-name="P5"><text:span text:style-name="T3"/></text:p>
        </draw:connector>
        <draw:frame draw:style-name="gr29" draw:text-style-name="P28" draw:layer="layout" svg:width="2.647cm" svg:height="1.038cm" svg:x="1.491cm" svg:y="10.8cm">
          <draw:text-box>
            <text:p><text:span text:style-name="T8">Legend</text:span></text:p>
          </draw:text-box>
        </draw:frame>
        <draw:frame draw:style-name="gr30" draw:text-style-name="P1" draw:layer="layout" svg:width="8.537cm" svg:height="0.806cm" svg:x="1.502cm" svg:y="49.236cm">
          <draw:text-box draw:corner-radius="4.5cm">
            <text:p><text:span text:style-name="T1">Private consumption of basic service</text:span></text:p>
          </draw:text-box>
        </draw:frame>
        <draw:custom-shape draw:style-name="gr7" draw:text-style-name="P10" xml:id="id35" draw:id="id35" draw:layer="layout" svg:width="1.5cm" svg:height="1.5cm" svg:x="1.741cm" svg:y="50.523cm">
          <text:p text:style-name="P2"><text:span text:style-name="T2">Memb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6" draw:layer="layout" svg:x1="3.241cm" svg:y1="51.273cm" svg:x2="12.92cm" svg:y2="51.273cm" draw:start-shape="id35" draw:start-glue-point="7" draw:end-shape="id36" draw:end-glue-point="5" svg:d="M3241 51273h9679" svg:viewBox="0 0 9680 1">
          <text:p text:style-name="P4"><text:span text:style-name="T3">Consumed hours</text:span></text:p>
          <text:p text:style-name="P9"><text:span text:style-name="T3"/></text:p>
        </draw:connector>
        <draw:custom-shape draw:style-name="gr7" draw:text-style-name="P10" xml:id="id36" draw:id="id36" draw:layer="layout" svg:width="1.5cm" svg:height="1.5cm" svg:x="12.92cm" svg:y="50.523cm">
          <text:p text:style-name="P2"><text:span text:style-name="T2">(Pro-viding)</text:span></text:p>
          <text:p text:style-name="P2"><text:span text:style-name="T2">Memb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4" draw:text-style-name="P1" draw:layer="layout" svg:width="12.258cm" svg:height="0.806cm" svg:x="1.527cm" svg:y="78.168cm">
          <draw:text-box draw:corner-radius="4.5cm">
            <text:p><text:span text:style-name="T1">Productive consumption of basic service</text:span></text:p>
          </draw:text-box>
        </draw:frame>
        <draw:connector draw:style-name="gr12" draw:text-style-name="P6" draw:layer="layout" svg:x1="3.241cm" svg:y1="80.45cm" svg:x2="12.92cm" svg:y2="80.445cm" draw:start-shape="id37" draw:start-glue-point="7" draw:end-shape="id38" draw:end-glue-point="5" svg:d="M3241 80450h4840v-5h4839" svg:viewBox="0 0 9680 6">
          <text:p text:style-name="P4"><text:span text:style-name="T3">Consumed hours</text:span></text:p>
          <text:p text:style-name="P5"><text:span text:style-name="T3"/></text:p>
        </draw:connector>
        <draw:custom-shape draw:style-name="gr2" draw:text-style-name="P3" xml:id="id37" draw:id="id37" draw:layer="layout" svg:width="1.5cm" svg:height="1.5cm" svg:x="1.741cm" svg:y="79.7cm">
          <text:p text:style-name="P2"><text:span text:style-name="T2">Company</text:span></text:p>
          <text:p text:style-name="P2"><text:span text:style-name="T2"/></text:p>
          <text:p text:style-name="P2"><text:span text:style-name="T2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xml:id="id38" draw:id="id38" draw:layer="layout" svg:width="1.5cm" svg:height="1.5cm" svg:x="12.92cm" svg:y="79.695cm">
          <text:p text:style-name="P2"><text:span text:style-name="T2">Memb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0" xml:id="id39" draw:id="id39" draw:layer="layout" svg:width="1.5cm" svg:height="1.5cm" svg:x="1.741cm" svg:y="52.415cm">
          <text:p text:style-name="P2"><text:span text:style-name="T2">(Pro-</text:span></text:p>
          <text:p text:style-name="P2"><text:span text:style-name="T2">viding)</text:span></text:p>
          <text:p text:style-name="P2"><text:span text:style-name="T2">Memb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18" draw:layer="layout" svg:x1="3.241cm" svg:y1="53.165cm" svg:x2="12.92cm" svg:y2="53.165cm" draw:start-shape="id39" draw:start-glue-point="7" draw:end-shape="id40" draw:end-glue-point="5" svg:d="M3241 53165h9679" svg:viewBox="0 0 9680 1">
          <text:p text:style-name="P4"><text:span text:style-name="T3">Consumed hours × (1 - FIC)</text:span></text:p>
          <text:p text:style-name="P9"><text:span text:style-name="T3"/></text:p>
        </draw:connector>
        <draw:custom-shape draw:style-name="gr5" draw:text-style-name="P8" xml:id="id40" draw:id="id40" draw:layer="layout" svg:width="1.5cm" svg:height="1.5cm" svg:x="12.92cm" svg:y="52.415cm">
          <text:p text:style-name="P2"><text:span text:style-name="T2">Social Account-ing</text:span></text:p>
          <text:p text:style-name="P2"><text:span text:style-name="T2"/></text:p>
          <text:p text:style-name="P2"><text:span text:style-name="T2">PS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0" xml:id="id41" draw:id="id41" draw:layer="layout" svg:width="1.5cm" svg:height="1.5cm" svg:x="1.741cm" svg:y="81.66cm">
          <text:p text:style-name="P2"><text:span text:style-name="T2">Memb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18" draw:layer="layout" svg:x1="3.241cm" svg:y1="82.41cm" svg:x2="12.92cm" svg:y2="82.41cm" draw:start-shape="id41" draw:start-glue-point="7" draw:end-shape="id42" draw:end-glue-point="5" svg:d="M3241 82410h9679" svg:viewBox="0 0 9680 1">
          <text:p text:style-name="P4"><text:span text:style-name="T3">Consumed hours × (1 - FIC)</text:span></text:p>
          <text:p text:style-name="P9"><text:span text:style-name="T3"/></text:p>
        </draw:connector>
        <draw:custom-shape draw:style-name="gr5" draw:text-style-name="P8" xml:id="id42" draw:id="id42" draw:layer="layout" svg:width="1.5cm" svg:height="1.5cm" svg:x="12.92cm" svg:y="81.66cm">
          <text:p text:style-name="P2"><text:span text:style-name="T2">Social Account-ing</text:span></text:p>
          <text:p text:style-name="P2"><text:span text:style-name="T2"/></text:p>
          <text:p text:style-name="P2"><text:span text:style-name="T2">PS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8cm" fo:page-height="8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09:26:19.475339369</meta:creation-date>
    <dc:date>2026-05-02T10:40:16.469536129</dc:date>
    <meta:editing-duration>PT3H52M49S</meta:editing-duration>
    <meta:editing-cycles>61</meta:editing-cycles>
    <meta:generator>LibreOffice/24.2.7.2$Linux_X86_64 LibreOffice_project/420$Build-2</meta:generator>
    <meta:document-statistic meta:object-count="90"/>
  </office:meta>
</office:document-meta>
</file>